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194.51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68.7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403.71pt"/>
    </style:style>
    <style:style style:name="co15" style:family="table-column">
      <style:table-column-properties fo:break-before="auto" style:column-width="317.99pt"/>
    </style:style>
    <style:style style:name="co16" style:family="table-column">
      <style:table-column-properties fo:break-before="auto" style:column-width="87.99pt"/>
    </style:style>
    <style:style style:name="co17" style:family="table-column">
      <style:table-column-properties fo:break-before="auto" style:column-width="104.2pt"/>
    </style:style>
    <style:style style:name="co18" style:family="table-column">
      <style:table-column-properties fo:break-before="auto" style:column-width="308.01pt"/>
    </style:style>
    <style:style style:name="co19" style:family="table-column">
      <style:table-column-properties fo:break-before="auto" style:column-width="148.2pt"/>
    </style:style>
    <style:style style:name="co20" style:family="table-column">
      <style:table-column-properties fo:break-before="auto" style:column-width="372.84pt"/>
    </style:style>
    <style:style style:name="co21" style:family="table-column">
      <style:table-column-properties fo:break-before="auto" style:column-width="58.65pt"/>
    </style:style>
    <style:style style:name="co22" style:family="table-column">
      <style:table-column-properties fo:break-before="auto" style:column-width="115.74pt"/>
    </style:style>
    <style:style style:name="co23" style:family="table-column">
      <style:table-column-properties fo:break-before="auto" style:column-width="17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E Air</text:p>
          </table:table-cell>
          <table:table-cell table:style-name="ce1" office:value-type="string" calcext:value-type="string">
            <text:p>E Land</text:p>
          </table:table-cell>
          <table:table-cell table:style-name="ce1" office:value-type="string" calcext:value-type="string">
            <text:p>E Shadow</text:p>
          </table: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2 (+0)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0 (+0)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s</text:p>
          </table:table-cell>
          <table:table-cell table:number-columns-repeated="2" office:value-type="string" calcext:value-type="string">
            <text:p>1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1 (+0)</text:p>
          </table:table-cell>
          <table:table-cell table:number-columns-repeated="2" office:value-type="string" calcext:value-type="string">
            <text:p>1 (+1)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 table:number-rows-repeated="104856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L pred planovanim hrac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A_a_L pred planovanim hrac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A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A_ci_Z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A_a_Z pro vsech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ed naplanovanim karet rict 1_vetu</text:p>
          </table:table-cell>
        </table:table-row>
      </table:table>
      <table:table table:name="Dalsi" table:style-name="ta1">
        <table:table-column table:style-name="co1" table:number-columns-repeated="3" table:default-cell-style-name="Default"/>
        <table:table-column table:style-name="co1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unice|||Typ|M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unice|||Typ|L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unice|||Typ|V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X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Z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!X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!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 !Z|||||||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ez|nepritel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X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Y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Z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!X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!Y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pritel||!Z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6" table:default-cell-style-name="ce9"/>
        <table:table-column table:style-name="co1" table:number-columns-repeated="13" table:default-cell-style-name="ce9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3"/>
          <table:table-cell office:value-type="string" calcext:value-type="string">
            <text:p>Balicky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Zacatecni</text:p>
          </table:table-cell>
          <table:table-cell office:value-type="string" calcext:value-type="string">
            <text:p>(--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3"/>
          <table:table-cell office:value-type="string" calcext:value-type="string">
            <text:p>Obec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table:number-columns-repeated="3"/>
          <table:table-cell office:value-type="string" calcext:value-type="string">
            <text:p>Specialni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table:number-columns-repeated="3"/>
          <table:table-cell office:value-type="string" calcext:value-type="string">
            <text:p>Vojensk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table:number-columns-repeated="5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table:formula="of:=SUM([.C13:.C35])" office:value-type="float" office:value="34" calcext:value-type="float">
            <text:p>34</text:p>
          </table:table-cell>
          <table:table-cell table:number-columns-repeated="15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17" table:default-cell-style-name="Default"/>
        <table:table-column table:style-name="co1" table:number-columns-repeated="3" table:default-cell-style-name="ce9"/>
        <table:table-column table:style-name="co18" table:default-cell-style-name="ce9"/>
        <table:table-column table:style-name="co18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cn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jmeno</text:p>
          </table:table-cell>
          <table:table-cell table:style-name="ce10" office:value-type="string" calcext:value-type="string">
            <text:p>img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velikost</text:p>
          </table:table-cell>
          <table:table-cell table:style-name="ce10" office:value-type="string" calcext:value-type="string">
            <text:p>Balicek</text:p>
          </table:table-cell>
          <table:table-cell table:style-name="ce10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png/question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png/question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|+1_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png/question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png/question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png/question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/>
          <table:table-cell table:formula="of:=SUM([.B4:.B21])" office:value-type="float" office:value="44" calcext:value-type="float">
            <text:p>44</text:p>
          </table:table-cell>
          <table:table-cell table:number-columns-repeated="2"/>
          <table:table-cell table:style-name="ce9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9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formula="of:=SUM([.B3:.B16])" office:value-type="float" office:value="20" calcext:value-type="float">
            <text:p>20</text:p>
          </table:table-cell>
          <table:table-cell table:number-columns-repeated="8"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9"/>
        <table:table-row table:style-name="ro1" table:number-rows-repeated="2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formula="of:=SUM([.C4:.C8])" office:value-type="float" office:value="18" calcext:value-type="float">
            <text:p>18</text:p>
          </table:table-cell>
          <table:table-cell table:number-columns-repeated="6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ce6"/>
        <table:table-column table:style-name="co21" table:default-cell-style-name="Default"/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uzkum</text:p>
          </table:table-cell>
          <table:table-cell office:value-type="string" calcext:value-type="string">
            <text:p>Probojovat_se X_lokacemi.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X.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ss</text:p>
          </table:table-cell>
          <table:table-cell office:value-type="string" calcext:value-type="string">
            <text:p>Najit a_porazit nepritele_!Z na 3+_karte lokace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nvoj</text:p>
          </table:table-cell>
          <table:table-cell office:value-type="string" calcext:value-type="string">
            <text:p>Lokace 3-5 maji vozidlo konvoje. Na kazde +Nepritel_Z. Najit X_konvoju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botaz</text:p>
          </table:table-cell>
          <table:table-cell office:value-type="string" calcext:value-type="string">
            <text:p>Lokace X maji nepratelske bunkry. +Nepritel_Z. Najit_4.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3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vilisti</text:p>
          </table:table-cell>
          <table:table-cell office:value-type="string" calcext:value-type="string">
            <text:p>Ke kartam nalezu pridat civilistu. Najit ho X krat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tefakt</text:p>
          </table:table-cell>
          <table:table-cell office:value-type="string" calcext:value-type="string">
            <text:p>Najit v budove X kartu predmetu.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tok</text:p>
          </table:table-cell>
          <table:table-cell office:value-type="string" calcext:value-type="string">
            <text:p>Najit a porazit X nepratel Z.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kladna</text:p>
          </table:table-cell>
          <table:table-cell office:value-type="string" calcext:value-type="string">
            <text:p>Najit Lokaci_X. 4+_karta lokace.</text:p>
          </table:table-cell>
          <table:table-cell office:value-type="string" calcext:value-type="string">
            <text:p>4-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ecialni misto</text:p>
          </table:table-cell>
          <table:table-cell office:value-type="string" calcext:value-type="string">
            <text:p>Zamichat X_Lokaci a pak pridat spec lokaci do dalsich 4_Lokaci. Ukol je Spec najit.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number-columns-repeated="4" table:default-cell-style-name="ce9"/>
        <table:table-column table:style-name="co18" table:default-cell-style-name="ce9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22" table:default-cell-style-name="ce9"/>
        <table:table-column table:style-name="co23" table:number-columns-repeated="5" table:default-cell-style-name="ce9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1:51:05.837319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2-10T15:15:18.501925664</dc:date>
    <meta:editing-duration>P5DT4H15M7S</meta:editing-duration>
    <meta:editing-cycles>106</meta:editing-cycles>
    <meta:document-statistic meta:table-count="11" meta:cell-count="1221" meta:object-count="0"/>
  </office:meta>
</office:document-meta>
</file>